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5.45cm" fo:min-width="14.6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60pt" fo:font-weight="normal" style:font-size-asian="60pt" style:font-weight-asian="normal" style:font-size-complex="60pt" style:font-weight-complex="normal"/>
    </style:style>
    <style:style style:name="P3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15.2cm" svg:height="5.8cm" svg:x="7.3cm" svg:y="1.9cm">
          <text:p text:style-name="P1"><text:span text:style-name="T1">HUMA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5.2cm" svg:height="5.8cm" svg:x="7.3cm" svg:y="7.7cm">
          <text:p text:style-name="P1"><text:span text:style-name="T1">-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5.2cm" svg:height="5.8cm" svg:x="7.3cm" svg:y="13.5cm">
          <text:p text:style-name="P1"><text:span text:style-name="T1">+walk()</text:span></text:p>
          <text:p text:style-name="P1"><text:span text:style-name="T1">+eat(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7-20T13:49:04</meta:creation-date>
    <dc:date>2017-06-29T08:33:04.254548303</dc:date>
    <meta:editing-duration>PT3M32S</meta:editing-duration>
    <meta:editing-cycles>7</meta:editing-cycles>
    <meta:generator>LibreOffice/5.1.6.2$Linux_X86_64 LibreOffice_project/10m0$Build-2</meta:generator>
    <meta:document-statistic meta:object-count="3"/>
  </office:meta>
</office:document-meta>
</file>